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3465a4" draw:stroke-linejoin="round" svg:stroke-linecap="butt" draw:fill="solid" draw:fill-color="#729fc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15cm" fo:min-width="1.02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8cm" svg:stroke-color="#3465a4" draw:stroke-linejoin="round" svg:stroke-linecap="butt" draw:fill="none" fo:padding-top="0.04cm" fo:padding-bottom="0.04cm" fo:padding-left="0.04cm" fo:padding-right="0.04cm"/>
    </style:style>
    <style:style style:name="gr4" style:family="graphic" style:parent-style-name="standard">
      <style:graphic-properties draw:stroke="solid" svg:stroke-width="0.099cm" svg:stroke-color="#000000" draw:stroke-linejoin="round" svg:stroke-linecap="butt" draw:fill="none" fo:padding-top="0.049cm" fo:padding-bottom="0.049cm" fo:padding-left="0.049cm" fo:padding-right="0.049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51cm" fo:min-width="1.02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15cm" fo:min-width="1.02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7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7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87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09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254cm"/>
      <style:paragraph-properties style:writing-mode="lr-tb"/>
    </style:style>
    <style:style style:name="gr14" style:family="graphic" style:parent-style-name="objectwithoutfill">
      <style:graphic-properties svg:stroke-color="#000000" draw:marker-end="Arrow" draw:marker-end-width="0.3cm" draw:fill="solid" draw:textarea-horizontal-align="center" draw:textarea-vertical-align="middl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151cm" fo:min-width="1.02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svg:stroke-width="0.01cm" draw:marker-start-width="0.22cm" draw:marker-end-width="0.22cm" draw:fill="solid" draw:fill-color="#729fcf" draw:textarea-vertical-align="middle" draw:auto-grow-height="false" fo:min-height="3.59cm" fo:min-width="3.59cm" fo:padding-top="0.005cm" fo:padding-bottom="0.005cm" fo:padding-left="0.005cm" fo:padding-right="0.005cm"/>
    </style:style>
    <style:style style:name="gr17" style:family="graphic" style:parent-style-name="standard">
      <style:graphic-properties svg:stroke-width="0.01cm" draw:marker-start-width="0.22cm" draw:marker-end-width="0.22cm" draw:fill="solid" draw:fill-color="#729fcf" draw:textarea-vertical-align="middle" draw:auto-grow-height="false" fo:min-height="3.59cm" fo:min-width="3.791cm" fo:padding-top="0.005cm" fo:padding-bottom="0.005cm" fo:padding-left="0.005cm" fo:padding-right="0.005cm"/>
    </style:style>
    <style:style style:name="P1" style:family="paragraph">
      <loext:graphic-properties draw:fill="solid" draw:fill-color="#729fc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style:text-properties fo:font-size="20pt"/>
    </style:style>
    <style:style style:name="P7" style:family="paragraph">
      <loext:graphic-properties draw:fill="none" draw:fill-color="#ffffff"/>
      <style:paragraph-properties style:writing-mode="lr-tb"/>
      <style:text-properties fo:font-size="20pt" style:font-size-asian="15pt" style:font-size-complex="15pt"/>
    </style:style>
    <style:style style:name="P8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start" style:writing-mode="lr-tb"/>
      <style:text-properties fo:font-size="20pt"/>
    </style:style>
    <style:style style:name="P11" style:family="paragraph">
      <loext:graphic-properties draw:fill="none"/>
      <style:paragraph-properties fo:text-align="start" style:writing-mode="lr-tb"/>
      <style:text-properties fo:font-size="20pt" style:font-size-asian="18pt" style:font-size-complex="18pt"/>
    </style:style>
    <style:style style:name="P12" style:family="paragraph">
      <style:paragraph-properties fo:text-align="center" style:writing-mode="lr-tb"/>
      <style:text-properties fo:font-size="20pt"/>
    </style:style>
    <style:style style:name="P13" style:family="paragraph">
      <loext:graphic-properties draw:fill="none"/>
      <style:paragraph-properties fo:text-align="center" style:writing-mode="lr-tb"/>
      <style:text-properties fo:font-size="20pt" style:font-size-asian="18pt" style:font-size-complex="18pt"/>
    </style:style>
    <style:style style:name="P14" style:family="paragraph">
      <loext:graphic-properties draw:fill="solid" draw:fill-color="#729fcf"/>
      <style:paragraph-properties fo:text-align="center"/>
      <style:text-properties fo:font-size="16pt"/>
    </style:style>
    <style:style style:name="P15" style:family="paragraph">
      <loext:graphic-properties draw:fill="solid" draw:fill-color="#729fcf"/>
      <style:paragraph-properties fo:text-align="center"/>
    </style:style>
    <style:style style:name="T1" style:family="text">
      <style:text-properties fo:color="#000000" style:font-name="Liberation Sans2" fo:font-size="18pt" style:font-size-asian="18pt" style:font-name-complex="Liberation Sans2" style:font-size-complex="18pt"/>
    </style:style>
    <style:style style:name="T2" style:family="text">
      <style:text-properties style:font-size-asian="15pt" style:font-size-complex="15pt"/>
    </style:style>
    <style:style style:name="T3" style:family="text">
      <style:text-properties style:text-position="-33% 58%" style:font-size-asian="15pt" style:font-size-complex="15pt"/>
    </style:style>
    <style:style style:name="T4" style:family="text">
      <style:text-properties style:text-position="0% 100%" fo:font-size="15pt" style:font-size-asian="15pt" style:font-size-complex="15pt"/>
    </style:style>
    <style:style style:name="T5" style:family="text">
      <style:text-properties style:text-position="-33% 58%" fo:font-size="15pt" style:font-size-asian="15pt" style:font-size-complex="15pt"/>
    </style:style>
    <style:style style:name="T6" style:family="text">
      <style:text-properties style:text-position="0% 100%" fo:font-size="20pt" style:font-size-asian="20pt" style:font-size-complex="20pt"/>
    </style:style>
    <style:style style:name="T7" style:family="text">
      <style:text-properties style:text-position="-33% 58%" fo:font-size="20pt" style:font-size-asian="20pt" style:font-size-complex="20pt"/>
    </style:style>
    <style:style style:name="T8" style:family="text">
      <style:text-properties style:text-position="0% 100%" style:font-size-asian="15pt" style:font-size-complex="15pt"/>
    </style:style>
    <style:style style:name="T9" style:family="text">
      <style:text-properties fo:color="#000000" style:font-name="Liberation Sans2" style:font-size-asian="18pt" style:font-name-complex="Liberation Sans2" style:font-size-complex="1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976cm" svg:height="2.979cm" svg:x="3.781cm" svg:y="5.172cm" svg:viewBox="0 0 2977 2980" svg:d="M2977 1489c0 262-69 519-197 743-131 230-323 417-548 548-227 131-484 200-744 200-262 0-519-69-743-200-228-131-415-318-548-548-128-224-197-481-197-743 0-261 69-520 197-744 133-228 320-415 548-545 224-131 481-200 743-200 260 0 517 69 744 200 225 130 417 317 548 545 128 224 197 483 197 744z">
          <text:p/>
        </draw:path>
        <draw:frame draw:style-name="gr2" draw:text-style-name="P3" draw:layer="layout" svg:width="1.024cm" svg:height="1.15cm" svg:x="4.968cm" svg:y="5.517cm">
          <draw:text-box>
            <text:p text:style-name="P2"><text:span text:style-name="T1">+</text:span></text:p>
          </draw:text-box>
        </draw:frame>
        <draw:polyline draw:style-name="gr3" draw:text-style-name="P4" draw:layer="layout" svg:width="2.776cm" svg:height="3.38cm" svg:x="5.269cm" svg:y="1.794cm" svg:viewBox="0 0 2777 3381" draw:points="2777,0 0,0 0,3381">
          <text:p/>
        </draw:polyline>
        <draw:polyline draw:style-name="gr3" draw:text-style-name="P4" draw:layer="layout" svg:width="3.31cm" svg:height="0.225cm" svg:x="13.119cm" svg:y="1.794cm" svg:viewBox="0 0 3311 226" draw:points="0,0 3311,0 3311,226 3302,226">
          <text:p/>
        </draw:polyline>
        <draw:polyline draw:style-name="gr3" draw:text-style-name="P4" draw:layer="layout" svg:width="0.007cm" svg:height="3.47cm" svg:x="5.262cm" svg:y="8.15cm" svg:viewBox="0 0 8 3471" draw:points="8,0 8,2142 0,2142 0,3471">
          <text:p/>
        </draw:polyline>
        <draw:line draw:style-name="gr4" draw:text-style-name="P4" draw:layer="layout" svg:x1="8.042cm" svg:y1="11.483cm" svg:x2="8.454cm" svg:y2="10.549cm">
          <text:p/>
        </draw:line>
        <draw:line draw:style-name="gr4" draw:text-style-name="P4" draw:layer="layout" svg:x1="9.304cm" svg:y1="12.449cm" svg:x2="8.443cm" svg:y2="10.551cm">
          <text:p/>
        </draw:line>
        <draw:line draw:style-name="gr4" draw:text-style-name="P4" draw:layer="layout" svg:x1="10.984cm" svg:y1="12.557cm" svg:x2="11.845cm" svg:y2="10.659cm">
          <text:p/>
        </draw:line>
        <draw:line draw:style-name="gr4" draw:text-style-name="P4" draw:layer="layout" svg:x1="9.26cm" svg:y1="12.494cm" svg:x2="10.123cm" svg:y2="10.596cm">
          <text:p/>
        </draw:line>
        <draw:line draw:style-name="gr4" draw:text-style-name="P4" draw:layer="layout" svg:x1="11.022cm" svg:y1="12.544cm" svg:x2="10.163cm" svg:y2="10.648cm">
          <text:p/>
        </draw:line>
        <draw:line draw:style-name="gr4" draw:text-style-name="P4" draw:layer="layout" svg:x1="12.725cm" svg:y1="12.547cm" svg:x2="11.866cm" svg:y2="10.649cm">
          <text:p/>
        </draw:line>
        <draw:line draw:style-name="gr4" draw:text-style-name="P4" draw:layer="layout" svg:x1="12.709cm" svg:y1="12.454cm" svg:x2="13.118cm" svg:y2="11.52cm">
          <text:p/>
        </draw:line>
        <draw:polyline draw:style-name="gr3" draw:text-style-name="P4" draw:layer="layout" svg:width="2.781cm" svg:height="0.068cm" svg:x="5.262cm" svg:y="11.552cm" svg:viewBox="0 0 2782 69" draw:points="0,69 0,18 1388,18 1388,0 2782,0">
          <text:p/>
        </draw:polyline>
        <draw:line draw:style-name="gr4" draw:text-style-name="P4" draw:layer="layout" svg:x1="16.473cm" svg:y1="3.949cm" svg:x2="17.415cm" svg:y2="4.346cm">
          <text:p/>
        </draw:line>
        <draw:line draw:style-name="gr4" draw:text-style-name="P4" draw:layer="layout" svg:x1="15.526cm" svg:y1="5.221cm" svg:x2="17.411cm" svg:y2="4.336cm">
          <text:p/>
        </draw:line>
        <draw:line draw:style-name="gr4" draw:text-style-name="P4" draw:layer="layout" svg:x1="15.437cm" svg:y1="6.903cm" svg:x2="17.346cm" svg:y2="7.74cm">
          <text:p/>
        </draw:line>
        <draw:line draw:style-name="gr4" draw:text-style-name="P4" draw:layer="layout" svg:x1="15.479cm" svg:y1="5.18cm" svg:x2="17.387cm" svg:y2="6.015cm">
          <text:p/>
        </draw:line>
        <draw:line draw:style-name="gr4" draw:text-style-name="P4" draw:layer="layout" svg:x1="15.452cm" svg:y1="6.942cm" svg:x2="17.337cm" svg:y2="6.057cm">
          <text:p/>
        </draw:line>
        <draw:line draw:style-name="gr4" draw:text-style-name="P4" draw:layer="layout" svg:x1="15.469cm" svg:y1="8.644cm" svg:x2="17.356cm" svg:y2="7.759cm">
          <text:p/>
        </draw:line>
        <draw:line draw:style-name="gr4" draw:text-style-name="P4" draw:layer="layout" svg:x1="15.563cm" svg:y1="8.625cm" svg:x2="16.505cm" svg:y2="9.024cm">
          <text:p/>
        </draw:line>
        <draw:polyline draw:style-name="gr3" draw:text-style-name="P4" draw:layer="layout" svg:width="0.007cm" svg:height="1.931cm" svg:x="16.419cm" svg:y="2.018cm" svg:viewBox="0 0 8 1932" draw:points="0,0 0,956 8,956 8,1932">
          <text:p/>
        </draw:polyline>
        <draw:polyline draw:style-name="gr3" draw:text-style-name="P4" draw:layer="layout" svg:width="6.701cm" svg:height="0.012cm" svg:x="13.116cm" svg:y="11.541cm" svg:viewBox="0 0 6702 13" draw:points="0,13 3352,13 3352,0 6702,0">
          <text:p/>
        </draw:polyline>
        <draw:polyline draw:style-name="gr3" draw:text-style-name="P4" draw:layer="layout" svg:width="0.046cm" svg:height="5.622cm" svg:x="16.426cm" svg:y="9.023cm" svg:viewBox="0 0 47 5623" draw:points="0,0 0,2851 47,2851 47,5623">
          <text:p/>
        </draw:polyline>
        <draw:line draw:style-name="gr4" draw:text-style-name="P4" draw:layer="layout" svg:x1="5.319cm" svg:y1="13.81cm" svg:x2="6.254cm" svg:y2="14.217cm">
          <text:p/>
        </draw:line>
        <draw:line draw:style-name="gr4" draw:text-style-name="P4" draw:layer="layout" svg:x1="4.359cm" svg:y1="15.077cm" svg:x2="6.254cm" svg:y2="14.208cm">
          <text:p/>
        </draw:line>
        <draw:line draw:style-name="gr4" draw:text-style-name="P4" draw:layer="layout" svg:x1="4.261cm" svg:y1="16.757cm" svg:x2="6.161cm" svg:y2="17.61cm">
          <text:p/>
        </draw:line>
        <draw:line draw:style-name="gr4" draw:text-style-name="P4" draw:layer="layout" svg:x1="4.315cm" svg:y1="15.033cm" svg:x2="6.216cm" svg:y2="15.886cm">
          <text:p/>
        </draw:line>
        <draw:line draw:style-name="gr4" draw:text-style-name="P4" draw:layer="layout" svg:x1="4.27cm" svg:y1="16.796cm" svg:x2="6.165cm" svg:y2="15.927cm">
          <text:p/>
        </draw:line>
        <draw:line draw:style-name="gr4" draw:text-style-name="P4" draw:layer="layout" svg:x1="4.275cm" svg:y1="18.498cm" svg:x2="6.17cm" svg:y2="17.629cm">
          <text:p/>
        </draw:line>
        <draw:line draw:style-name="gr4" draw:text-style-name="P4" draw:layer="layout" svg:x1="4.369cm" svg:y1="18.48cm" svg:x2="5.308cm" svg:y2="18.885cm">
          <text:p/>
        </draw:line>
        <draw:line draw:style-name="gr4" draw:text-style-name="P4" draw:layer="layout" svg:x1="8.013cm" svg:y1="21.149cm" svg:x2="8.422cm" svg:y2="20.215cm">
          <text:p/>
        </draw:line>
        <draw:line draw:style-name="gr4" draw:text-style-name="P4" draw:layer="layout" svg:x1="9.275cm" svg:y1="22.115cm" svg:x2="8.412cm" svg:y2="20.217cm">
          <text:p/>
        </draw:line>
        <draw:line draw:style-name="gr4" draw:text-style-name="P4" draw:layer="layout" svg:x1="10.953cm" svg:y1="22.223cm" svg:x2="11.816cm" svg:y2="20.325cm">
          <text:p/>
        </draw:line>
        <draw:line draw:style-name="gr4" draw:text-style-name="P4" draw:layer="layout" svg:x1="9.231cm" svg:y1="22.16cm" svg:x2="10.09cm" svg:y2="20.262cm">
          <text:p/>
        </draw:line>
        <draw:line draw:style-name="gr4" draw:text-style-name="P4" draw:layer="layout" svg:x1="10.992cm" svg:y1="22.212cm" svg:x2="10.131cm" svg:y2="20.314cm">
          <text:p/>
        </draw:line>
        <draw:line draw:style-name="gr4" draw:text-style-name="P4" draw:layer="layout" svg:x1="12.696cm" svg:y1="22.213cm" svg:x2="11.833cm" svg:y2="20.315cm">
          <text:p/>
        </draw:line>
        <draw:line draw:style-name="gr4" draw:text-style-name="P4" draw:layer="layout" svg:x1="12.677cm" svg:y1="22.12cm" svg:x2="13.089cm" svg:y2="21.186cm">
          <text:p/>
        </draw:line>
        <draw:polyline draw:style-name="gr3" draw:text-style-name="P4" draw:layer="layout" svg:width="0.005cm" svg:height="2.191cm" svg:x="5.257cm" svg:y="11.62cm" svg:viewBox="0 0 6 2192" draw:points="6,0 6,1090 0,1090 0,2192">
          <text:p/>
        </draw:polyline>
        <draw:polyline draw:style-name="gr3" draw:text-style-name="P4" draw:layer="layout" svg:width="2.756cm" svg:height="2.335cm" svg:x="5.257cm" svg:y="18.884cm" svg:viewBox="0 0 2757 2336" draw:points="0,0 0,2336 2757,2336">
          <text:p/>
        </draw:polyline>
        <draw:polygon draw:style-name="gr1" draw:text-style-name="P1" draw:layer="layout" svg:width="2.139cm" svg:height="3.42cm" svg:x="15.4cm" svg:y="14.644cm" svg:viewBox="0 0 2140 3421" draw:points="1069,0 2140,1709 1069,3421 0,1709">
          <text:p/>
        </draw:polygon>
        <draw:frame draw:style-name="gr2" draw:text-style-name="P3" draw:layer="layout" svg:width="1.024cm" svg:height="1.15cm" svg:x="5.099cm" svg:y="6.663cm">
          <draw:text-box>
            <text:p text:style-name="P2"><text:span text:style-name="T1">-</text:span></text:p>
          </draw:text-box>
        </draw:frame>
        <draw:frame draw:style-name="gr5" draw:text-style-name="P3" draw:layer="layout" svg:width="1.024cm" svg:height="1.151cm" svg:x="16.166cm" svg:y="15.204cm">
          <draw:text-box>
            <text:p text:style-name="P2"><text:span text:style-name="T1">+</text:span></text:p>
          </draw:text-box>
        </draw:frame>
        <draw:polyline draw:style-name="gr3" draw:text-style-name="P4" draw:layer="layout" svg:width="3.385cm" svg:height="3.157cm" svg:x="13.087cm" svg:y="18.062cm" svg:viewBox="0 0 3386 3158" draw:points="0,3158 3386,3158 3386,0">
          <text:p/>
        </draw:polyline>
        <draw:line draw:style-name="gr4" draw:text-style-name="P4" draw:layer="layout" svg:x1="8.044cm" svg:y1="1.725cm" svg:x2="8.454cm" svg:y2="0.791cm">
          <text:p/>
        </draw:line>
        <draw:line draw:style-name="gr4" draw:text-style-name="P4" draw:layer="layout" svg:x1="9.307cm" svg:y1="2.69cm" svg:x2="8.444cm" svg:y2="0.792cm">
          <text:p/>
        </draw:line>
        <draw:line draw:style-name="gr4" draw:text-style-name="P4" draw:layer="layout" svg:x1="10.985cm" svg:y1="2.799cm" svg:x2="11.848cm" svg:y2="0.901cm">
          <text:p/>
        </draw:line>
        <draw:line draw:style-name="gr4" draw:text-style-name="P4" draw:layer="layout" svg:x1="9.263cm" svg:y1="2.734cm" svg:x2="10.122cm" svg:y2="0.838cm">
          <text:p/>
        </draw:line>
        <draw:line draw:style-name="gr4" draw:text-style-name="P4" draw:layer="layout" svg:x1="11.024cm" svg:y1="2.787cm" svg:x2="10.163cm" svg:y2="0.889cm">
          <text:p/>
        </draw:line>
        <draw:line draw:style-name="gr4" draw:text-style-name="P4" draw:layer="layout" svg:x1="12.729cm" svg:y1="2.789cm" svg:x2="11.866cm" svg:y2="0.891cm">
          <text:p/>
        </draw:line>
        <draw:line draw:style-name="gr4" draw:text-style-name="P4" draw:layer="layout" svg:x1="12.709cm" svg:y1="2.696cm" svg:x2="13.121cm" svg:y2="1.762cm">
          <text:p/>
        </draw:line>
        <draw:line draw:style-name="gr4" draw:text-style-name="P4" draw:layer="layout" svg:x1="19.816cm" svg:y1="11.472cm" svg:x2="20.226cm" svg:y2="10.538cm">
          <text:p/>
        </draw:line>
        <draw:line draw:style-name="gr4" draw:text-style-name="P4" draw:layer="layout" svg:x1="21.08cm" svg:y1="12.437cm" svg:x2="20.217cm" svg:y2="10.539cm">
          <text:p/>
        </draw:line>
        <draw:line draw:style-name="gr4" draw:text-style-name="P4" draw:layer="layout" svg:x1="22.758cm" svg:y1="12.544cm" svg:x2="23.621cm" svg:y2="10.648cm">
          <text:p/>
        </draw:line>
        <draw:line draw:style-name="gr4" draw:text-style-name="P4" draw:layer="layout" svg:x1="21.036cm" svg:y1="12.483cm" svg:x2="21.895cm" svg:y2="10.585cm">
          <text:p/>
        </draw:line>
        <draw:line draw:style-name="gr4" draw:text-style-name="P4" draw:layer="layout" svg:x1="22.797cm" svg:y1="12.534cm" svg:x2="21.936cm" svg:y2="10.636cm">
          <text:p/>
        </draw:line>
        <draw:line draw:style-name="gr4" draw:text-style-name="P4" draw:layer="layout" svg:x1="24.499cm" svg:y1="12.534cm" svg:x2="23.638cm" svg:y2="10.638cm">
          <text:p/>
        </draw:line>
        <draw:line draw:style-name="gr4" draw:text-style-name="P4" draw:layer="layout" svg:x1="24.481cm" svg:y1="12.442cm" svg:x2="24.893cm" svg:y2="11.507cm">
          <text:p/>
        </draw:line>
        <draw:line draw:style-name="gr4" draw:text-style-name="P4" draw:layer="layout" svg:x1="19.82cm" svg:y1="1.779cm" svg:x2="20.229cm" svg:y2="0.844cm">
          <text:p/>
        </draw:line>
        <draw:line draw:style-name="gr4" draw:text-style-name="P4" draw:layer="layout" svg:x1="21.079cm" svg:y1="2.745cm" svg:x2="20.22cm" svg:y2="0.847cm">
          <text:p/>
        </draw:line>
        <draw:line draw:style-name="gr4" draw:text-style-name="P4" draw:layer="layout" svg:x1="22.761cm" svg:y1="2.854cm" svg:x2="23.62cm" svg:y2="0.956cm">
          <text:p/>
        </draw:line>
        <draw:line draw:style-name="gr4" draw:text-style-name="P4" draw:layer="layout" svg:x1="21.036cm" svg:y1="2.791cm" svg:x2="21.897cm" svg:y2="0.891cm">
          <text:p/>
        </draw:line>
        <draw:line draw:style-name="gr4" draw:text-style-name="P4" draw:layer="layout" svg:x1="22.8cm" svg:y1="2.842cm" svg:x2="21.937cm" svg:y2="0.944cm">
          <text:p/>
        </draw:line>
        <draw:line draw:style-name="gr4" draw:text-style-name="P4" draw:layer="layout" svg:x1="24.502cm" svg:y1="2.844cm" svg:x2="23.641cm" svg:y2="0.946cm">
          <text:p/>
        </draw:line>
        <draw:line draw:style-name="gr4" draw:text-style-name="P4" draw:layer="layout" svg:x1="24.483cm" svg:y1="2.751cm" svg:x2="24.893cm" svg:y2="1.817cm">
          <text:p/>
        </draw:line>
        <draw:polyline draw:style-name="gr3" draw:text-style-name="P4" draw:layer="layout" svg:width="3.357cm" svg:height="0.049cm" svg:x="16.463cm" svg:y="1.8cm" svg:viewBox="0 0 3358 50" draw:points="0,0 23,0 23,50 3358,50">
          <text:p/>
        </draw:polyline>
        <draw:path draw:style-name="gr1" draw:text-style-name="P1" draw:layer="layout" svg:width="2.979cm" svg:height="2.979cm" svg:x="26.32cm" svg:y="14.823cm" svg:viewBox="0 0 2980 2980" svg:d="M2980 1489c0 264-69 520-200 745-131 228-318 417-546 546-225 131-481 200-741 200-262 0-519-69-748-200-225-129-414-318-545-546-131-225-200-481-200-745 0-261 69-518 200-744s320-415 545-545c229-131 486-200 748-200 260 0 516 69 741 200 228 130 415 319 546 545s200 483 200 744z">
          <text:p/>
        </draw:path>
        <draw:polyline draw:style-name="gr3" draw:text-style-name="P4" draw:layer="layout" svg:width="2.902cm" svg:height="0.038cm" svg:x="24.892cm" svg:y="11.504cm" svg:viewBox="0 0 2903 39" draw:points="0,39 2903,39 2903,0 2851,0">
          <text:p/>
        </draw:polyline>
        <draw:polyline draw:style-name="gr3" draw:text-style-name="P4" draw:layer="layout" svg:width="11.337cm" svg:height="3.417cm" svg:x="16.471cm" svg:y="17.802cm" svg:viewBox="0 0 11338 3418" draw:points="0,3418 11338,3418 11338,0">
          <text:p/>
        </draw:polyline>
        <draw:polygon draw:style-name="gr1" draw:text-style-name="P1" draw:layer="layout" svg:width="2.141cm" svg:height="3.42cm" svg:x="26.738cm" svg:y="4.957cm" svg:viewBox="0 0 2142 3421" draw:points="1069,0 2142,1711 1069,3421 0,1711">
          <text:p/>
        </draw:polygon>
        <draw:polyline draw:style-name="gr3" draw:text-style-name="P4" draw:layer="layout" svg:width="2.92cm" svg:height="3.109cm" svg:x="24.892cm" svg:y="1.849cm" svg:viewBox="0 0 2921 3110" draw:points="0,0 2921,0 2921,3110">
          <text:p/>
        </draw:polyline>
        <draw:polyline draw:style-name="gr3" draw:text-style-name="P4" draw:layer="layout" svg:width="0.07cm" svg:height="3.13cm" svg:x="27.741cm" svg:y="8.375cm" svg:viewBox="0 0 71 3131" draw:points="0,3131 0,3114 71,3114 71,0">
          <text:p/>
        </draw:polyline>
        <draw:line draw:style-name="gr6" draw:text-style-name="P4" draw:layer="layout" svg:x1="27.862cm" svg:y1="17.193cm" svg:x2="27.862cm" svg:y2="16.07cm">
          <text:p/>
        </draw:line>
        <draw:polygon draw:style-name="gr7" draw:text-style-name="P5" draw:layer="layout" svg:width="0.485cm" svg:height="0.728cm" svg:x="27.62cm" svg:y="15.376cm" svg:viewBox="0 0 486 729" draw:points="242,0 0,729 486,729">
          <text:p/>
        </draw:polygon>
        <draw:line draw:style-name="gr6" draw:text-style-name="P4" draw:layer="layout" svg:x1="27.862cm" svg:y1="7.502cm" svg:x2="27.862cm" svg:y2="6.378cm">
          <text:p/>
        </draw:line>
        <draw:polygon draw:style-name="gr7" draw:text-style-name="P5" draw:layer="layout" svg:width="0.485cm" svg:height="0.729cm" svg:x="27.62cm" svg:y="5.684cm" svg:viewBox="0 0 486 730" draw:points="242,0 0,730 486,730">
          <text:p/>
        </draw:polygon>
        <draw:polyline draw:style-name="gr3" draw:text-style-name="P4" draw:layer="layout" svg:width="0.015cm" svg:height="3.304cm" svg:x="27.793cm" svg:y="11.521cm" svg:viewBox="0 0 16 3305" draw:points="0,0 0,1694 16,1694 16,3305">
          <text:p/>
        </draw:polyline>
        <draw:frame draw:style-name="gr8" draw:text-style-name="P3" draw:layer="layout" svg:width="1.025cm" svg:height="1.15cm" svg:x="16.296cm" svg:y="16.355cm">
          <draw:text-box>
            <text:p text:style-name="P2"><text:span text:style-name="T1">-</text:span></text:p>
          </draw:text-box>
        </draw:frame>
        <draw:frame draw:style-name="gr9" draw:text-style-name="P7" draw:layer="layout" svg:width="0.969cm" svg:height="1.777cm" svg:x="3cm" svg:y="5.623cm">
          <draw:text-box>
            <text:p text:style-name="P6"><text:span text:style-name="T2">V</text:span><text:span text:style-name="T3">a</text:span></text:p>
          </draw:text-box>
        </draw:frame>
        <draw:frame draw:style-name="gr9" draw:text-style-name="P8" draw:layer="layout" svg:width="0.969cm" svg:height="1.777cm" svg:x="9.708cm" svg:y="2.923cm">
          <draw:text-box>
            <text:p><text:span text:style-name="T4">R</text:span><text:span text:style-name="T5">1</text:span></text:p>
          </draw:text-box>
        </draw:frame>
        <draw:frame draw:style-name="gr9" draw:text-style-name="P8" draw:layer="layout" svg:width="0.969cm" svg:height="1.777cm" svg:x="21.5cm" svg:y="2.923cm">
          <draw:text-box>
            <text:p><text:span text:style-name="T6">R</text:span><text:span text:style-name="T7">2</text:span></text:p>
          </draw:text-box>
        </draw:frame>
        <draw:frame draw:style-name="gr9" draw:text-style-name="P8" draw:layer="layout" svg:width="0.969cm" svg:height="1.777cm" svg:x="9.708cm" svg:y="2.923cm">
          <draw:text-box>
            <text:p><text:span text:style-name="T4">R</text:span><text:span text:style-name="T5">1</text:span></text:p>
          </draw:text-box>
        </draw:frame>
        <draw:frame draw:style-name="gr9" draw:text-style-name="P7" draw:layer="layout" svg:width="0.969cm" svg:height="1.777cm" svg:x="17.623cm" svg:y="5.184cm">
          <draw:text-box>
            <text:p text:style-name="P6"><text:span text:style-name="T8">R</text:span><text:span text:style-name="T3">3</text:span></text:p>
          </draw:text-box>
        </draw:frame>
        <draw:frame draw:style-name="gr10" draw:text-style-name="P7" draw:layer="layout" svg:width="0.969cm" svg:height="1.776cm" svg:x="9.708cm" svg:y="12.777cm">
          <draw:text-box>
            <text:p text:style-name="P6"><text:span text:style-name="T8">R</text:span><text:span text:style-name="T3">4</text:span></text:p>
          </draw:text-box>
        </draw:frame>
        <draw:frame draw:style-name="gr9" draw:text-style-name="P7" draw:layer="layout" svg:width="0.969cm" svg:height="1.777cm" svg:x="3.085cm" svg:y="15.523cm">
          <draw:text-box>
            <text:p text:style-name="P6"><text:span text:style-name="T8">R</text:span><text:span text:style-name="T3">6</text:span></text:p>
          </draw:text-box>
        </draw:frame>
        <draw:frame draw:style-name="gr9" draw:text-style-name="P7" draw:layer="layout" svg:width="0.969cm" svg:height="1.777cm" svg:x="21.5cm" svg:y="12.615cm">
          <draw:text-box>
            <text:p text:style-name="P6"><text:span text:style-name="T8">R</text:span><text:span text:style-name="T3">5</text:span></text:p>
          </draw:text-box>
        </draw:frame>
        <draw:frame draw:style-name="gr9" draw:text-style-name="P7" draw:layer="layout" svg:width="0.969cm" svg:height="1.777cm" svg:x="10.354cm" svg:y="18.915cm">
          <draw:text-box>
            <text:p text:style-name="P6"><text:span text:style-name="T8">R</text:span><text:span text:style-name="T3">7</text:span></text:p>
          </draw:text-box>
        </draw:frame>
        <draw:frame draw:style-name="gr11" draw:text-style-name="P7" draw:layer="layout" svg:width="5.008cm" svg:height="2.876cm" svg:x="17.192cm" svg:y="14.869cm">
          <draw:text-box>
            <text:p text:style-name="P6"><text:span text:style-name="T8">V</text:span><text:span text:style-name="T3">c</text:span><text:span text:style-name="T8">=K</text:span><text:span text:style-name="T3">c</text:span><text:span text:style-name="T8">I</text:span><text:span text:style-name="T3">c</text:span></text:p>
          </draw:text-box>
        </draw:frame>
        <draw:frame draw:style-name="gr12" draw:text-style-name="P7" draw:layer="layout" svg:width="5.008cm" svg:height="2.092cm" svg:x="23.599cm" svg:y="5.992cm">
          <draw:text-box>
            <text:p text:style-name="P6"><text:span text:style-name="T8">I</text:span><text:span text:style-name="T3">b</text:span><text:span text:style-name="T8">=K</text:span><text:span text:style-name="T3">b</text:span><text:span text:style-name="T8">V</text:span><text:span text:style-name="T3">b</text:span></text:p>
          </draw:text-box>
        </draw:frame>
        <draw:frame draw:style-name="gr13" draw:text-style-name="P7" draw:layer="layout" svg:width="1.293cm" svg:height="2.254cm" svg:x="25.053cm" svg:y="15.684cm">
          <draw:text-box>
            <text:p text:style-name="P6"><text:span text:style-name="T2">I</text:span><text:span text:style-name="T3">d</text:span></text:p>
          </draw:text-box>
        </draw:frame>
        <draw:line draw:style-name="gr14" draw:text-style-name="P9" draw:layer="layout" svg:x1="6.961cm" svg:y1="14.715cm" svg:x2="6.961cm" svg:y2="18.269cm">
          <text:p/>
        </draw:line>
        <draw:frame draw:style-name="gr13" draw:text-style-name="P7" draw:layer="layout" svg:width="1.292cm" svg:height="2.254cm" svg:x="7.446cm" svg:y="15.369cm">
          <draw:text-box>
            <text:p text:style-name="P6"><text:span text:style-name="T2">I</text:span><text:span text:style-name="T3">c</text:span></text:p>
          </draw:text-box>
        </draw:frame>
        <draw:frame draw:style-name="gr2" draw:text-style-name="P11" draw:layer="layout" svg:width="1.024cm" svg:height="1.15cm" svg:x="14.014cm" svg:y="4.215cm">
          <draw:text-box>
            <text:p text:style-name="P10"><text:span text:style-name="T9">+</text:span></text:p>
          </draw:text-box>
        </draw:frame>
        <draw:frame draw:style-name="gr15" draw:text-style-name="P13" draw:layer="layout" svg:width="1.025cm" svg:height="1.151cm" svg:x="14.23cm" svg:y="6.78cm">
          <draw:text-box>
            <text:p text:style-name="P12"><text:span text:style-name="T9">-</text:span></text:p>
          </draw:text-box>
        </draw:frame>
        <draw:frame draw:style-name="gr10" draw:text-style-name="P7" draw:layer="layout" svg:width="0.97cm" svg:height="1.776cm" svg:x="14.13cm" svg:y="5.124cm">
          <draw:text-box>
            <text:p text:style-name="P6"><text:span text:style-name="T2">V</text:span><text:span text:style-name="T3">b</text:span></text:p>
          </draw:text-box>
        </draw:frame>
        <draw:frame draw:style-name="gr9" draw:text-style-name="P7" draw:layer="layout" svg:width="0.969cm" svg:height="1.777cm" svg:x="4.054cm" svg:y="0.823cm">
          <draw:text-box>
            <text:p text:style-name="P6"><text:span text:style-name="T2">V</text:span><text:span text:style-name="T3">1</text:span></text:p>
          </draw:text-box>
        </draw:frame>
        <draw:frame draw:style-name="gr9" draw:text-style-name="P7" draw:layer="layout" svg:width="1.131cm" svg:height="1.777cm" svg:x="15.684cm" svg:y="0.5cm">
          <draw:text-box>
            <text:p text:style-name="P6"><text:span text:style-name="T2">V</text:span><text:span text:style-name="T3">2</text:span></text:p>
          </draw:text-box>
        </draw:frame>
        <draw:frame draw:style-name="gr10" draw:text-style-name="P7" draw:layer="layout" svg:width="0.969cm" svg:height="1.776cm" svg:x="27.638cm" svg:y="0.662cm">
          <draw:text-box>
            <text:p text:style-name="P6"><text:span text:style-name="T2">V</text:span><text:span text:style-name="T3">3</text:span></text:p>
          </draw:text-box>
        </draw:frame>
        <draw:frame draw:style-name="gr9" draw:text-style-name="P8" draw:layer="layout" svg:width="0.969cm" svg:height="1.777cm" svg:x="27.961cm" svg:y="10.677cm">
          <draw:text-box>
            <text:p><text:span text:style-name="T10">V</text:span><text:span text:style-name="T7">6</text:span></text:p>
          </draw:text-box>
        </draw:frame>
        <draw:frame draw:style-name="gr9" draw:text-style-name="P8" draw:layer="layout" svg:width="0.969cm" svg:height="1.777cm" svg:x="16.815cm" svg:y="10.192cm">
          <draw:text-box>
            <text:p><text:span text:style-name="T11">V</text:span><text:span text:style-name="T5">5</text:span></text:p>
          </draw:text-box>
        </draw:frame>
        <draw:frame draw:style-name="gr9" draw:text-style-name="P7" draw:layer="layout" svg:width="0.969cm" svg:height="1.777cm" svg:x="4.054cm" svg:y="10.515cm">
          <draw:text-box>
            <text:p text:style-name="P6"><text:span text:style-name="T2">V</text:span><text:span text:style-name="T3">4</text:span></text:p>
          </draw:text-box>
        </draw:frame>
        <draw:frame draw:style-name="gr9" draw:text-style-name="P7" draw:layer="layout" svg:width="0.969cm" svg:height="1.777cm" svg:x="4.054cm" svg:y="20.046cm">
          <draw:text-box>
            <text:p text:style-name="P6"><text:span text:style-name="T2">V</text:span><text:span text:style-name="T3">0</text:span></text:p>
          </draw:text-box>
        </draw:frame>
        <draw:frame draw:style-name="gr9" draw:text-style-name="P7" draw:layer="layout" svg:width="0.969cm" svg:height="1.777cm" svg:x="16.815cm" svg:y="19.884cm">
          <draw:text-box>
            <text:p text:style-name="P6"><text:span text:style-name="T2">V</text:span><text:span text:style-name="T3">7</text:span></text:p>
          </draw:text-box>
        </draw:frame>
        <draw:frame draw:style-name="gr9" draw:text-style-name="P7" draw:layer="layout" svg:width="0.969cm" svg:height="1.777cm" svg:x="16.815cm" svg:y="10.192cm">
          <draw:text-box>
            <text:p text:style-name="P6"><text:span text:style-name="T2">V</text:span><text:span text:style-name="T3">5</text:span></text:p>
          </draw:text-box>
        </draw:frame>
        <draw:custom-shape draw:style-name="gr16" draw:text-style-name="P14" draw:layer="layout" svg:width="3.6cm" svg:height="3.6cm" svg:x="8.5cm" svg:y="5.1cm">
          <text:p/>
          <draw:enhanced-geometry svg:viewBox="0 0 21600 21600" draw:text-areas="0 0 21600 21600" draw:mirror-horizont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15" draw:layer="layout" svg:width="3.8cm" svg:height="3.6cm" svg:x="9.1cm" svg:y="14.5cm">
          <text:p/>
          <draw:enhanced-geometry svg:viewBox="0 0 21600 21600" draw:text-areas="0 0 21600 21600" draw:mirror-horizont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15" draw:layer="layout" svg:width="3.6cm" svg:height="3.6cm" svg:x="19.2cm" svg:y="4.7cm">
          <text:p/>
          <draw:enhanced-geometry svg:viewBox="0 0 21600 21600" draw:text-areas="0 0 21600 21600" draw:mirror-horizont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15" draw:layer="layout" svg:width="3.8cm" svg:height="3.6cm" svg:x="20.3cm" svg:y="14.7cm">
          <text:p/>
          <draw:enhanced-geometry svg:viewBox="0 0 21600 21600" draw:text-areas="0 0 21600 21600" draw:mirror-horizont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3" draw:text-style-name="P7" draw:layer="layout" svg:width="1.293cm" svg:height="2.254cm" svg:x="10.1cm" svg:y="6.9cm">
          <draw:text-box>
            <text:p text:style-name="P6"><text:span text:style-name="T2">I</text:span><text:span text:style-name="T3">x</text:span></text:p>
          </draw:text-box>
        </draw:frame>
        <draw:frame draw:style-name="gr13" draw:text-style-name="P7" draw:layer="layout" svg:width="1.293cm" svg:height="2.254cm" svg:x="20.8cm" svg:y="6.5cm">
          <draw:text-box>
            <text:p text:style-name="P6"><text:span text:style-name="T2">I</text:span><text:span text:style-name="T3">y</text:span></text:p>
          </draw:text-box>
        </draw:frame>
        <draw:frame draw:style-name="gr13" draw:text-style-name="P7" draw:layer="layout" svg:width="1.293cm" svg:height="2.254cm" svg:x="10.6cm" svg:y="16.346cm">
          <draw:text-box>
            <text:p text:style-name="P6"><text:span text:style-name="T2">I</text:span><text:span text:style-name="T3">z</text:span></text:p>
          </draw:text-box>
        </draw:frame>
        <draw:frame draw:style-name="gr13" draw:text-style-name="P7" draw:layer="layout" svg:width="1.293cm" svg:height="2.254cm" svg:x="21.907cm" svg:y="16.5cm">
          <draw:text-box>
            <text:p text:style-name="P6"><text:span text:style-name="T2">I</text:span><text:span text:style-name="T3">w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2.4cm" fo:page-height="22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9T16:29:22.773961315</dc:date>
    <meta:editing-duration>PT27M50S</meta:editing-duration>
    <meta:editing-cycles>7</meta:editing-cycles>
    <meta:generator>LibreOffice/6.4.6.2$Linux_X86_64 LibreOffice_project/40$Build-2</meta:generator>
    <meta:document-statistic meta:object-count="111"/>
  </office:meta>
</office:document-meta>
</file>